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ro3" style:family="table-row">
      <style:table-row-properties style:row-height="0.6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eceived</text:p>
          </table:table-cell>
          <table:table-cell office:value-type="string" calcext:value-type="string">
            <text:p>Possibl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ality</text:p>
          </table:table-cell>
          <table:table-cell table:formula="of:=SUM([.B3:.B7])" office:value-type="float" office:value="41" calcext:value-type="float">
            <text:p>41</text:p>
          </table:table-cell>
          <table:table-cell table:formula="of:=SUM([.C3:.C7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lay again is working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igher/lower is working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uess count is correct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Formatting matches testB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You missed one empty line and you added an extra word in the seed prompt.</text:p>
          </table:table-cell>
        </table:table-row>
        <table:table-row table:style-name="ro1">
          <table:table-cell office:value-type="string" calcext:value-type="string">
            <text:p>Random seed is correctly applied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de Quality / Design</text:p>
          </table:table-cell>
          <table:table-cell table:formula="of:=SUM([.B10:.B16])" office:value-type="float" office:value="27" calcext:value-type="float">
            <text:p>27</text:p>
          </table:table-cell>
          <table:table-cell table:formula="of:=SUM([.C10:.C16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Variable names are acceptable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 excessive abbreviati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No recurs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You used recursion for looping. <text:s/>While this works, it is inefficient because each new call requires more memory and additional system calls.</text:p>
          </table:table-cell>
        </table:table-row>
        <table:table-row table:style-name="ro1">
          <table:table-cell office:value-type="string" calcext:value-type="string">
            <text:p>Normal loop termination (no break)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legant logic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Underscores used instead of CamelC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You used CamelCase instead of Python’s preferred underscore naming convention. (rand_num instead of randNum). <text:s/>No deduction, but a comment.</text:p>
          </table:table-cell>
        </table:table-row>
        <table:table-row table:style-name="ro2">
          <table:table-cell office:value-type="string" calcext:value-type="string">
            <text:p>Comments are us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No comments required for this assignment, but there will be in the futur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formula="of:=SUM([.B19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ssignment was submitted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];[.B9];[.B18])" office:value-type="float" office:value="94" calcext:value-type="float">
            <text:p>94</text:p>
          </table:table-cell>
          <table:table-cell table:formula="of:=SUM([.C2];[.C9];[.C18]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2:20:11.958945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5:28:04.642262308</meta:creation-date>
    <dc:date>2020-09-23T22:25:10.543423693</dc:date>
    <meta:editing-duration>PT12M8S</meta:editing-duration>
    <meta:editing-cycles>3</meta:editing-cycles>
    <meta:generator>LibreOffice/6.4.5.2$Linux_X86_64 LibreOffice_project/40$Build-2</meta:generator>
    <meta:document-statistic meta:table-count="1" meta:cell-count="56" meta:object-count="0"/>
  </office:meta>
</office:document-meta>
</file>